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Policepardéfaut" style:family="text">
      <style:text-properties style:font-name="Arial" style:font-name-complex="Arial"/>
    </style:style>
    <style:style style:name="T7" style:parent-style-name="Policepardéfaut" style:family="text">
      <style:text-properties style:font-name="Aptos" style:font-name-complex="Aptos"/>
    </style:style>
    <style:style style:name="T8" style:parent-style-name="Policepardéfaut" style:family="text">
      <style:text-properties style:font-name="Arial" style:font-name-complex="Arial"/>
    </style:style>
    <style:style style:name="T9" style:parent-style-name="Policepardéfaut" style:family="text">
      <style:text-properties style:font-name="Aptos" style:font-name-complex="Aptos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Aptos" style:font-name-complex="Aptos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ptos" style:font-name-complex="Aptos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ptos" style:font-name-complex="Aptos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ptos" style:font-name-complex="Aptos"/>
    </style:style>
    <style:style style:name="T18" style:parent-style-name="Policepardéfaut" style:family="text">
      <style:text-properties style:font-name="Arial" style:font-name-complex="Arial"/>
    </style:style>
    <style:style style:name="T19" style:parent-style-name="Policepardéfaut" style:family="text">
      <style:text-properties style:font-name="Aptos" style:font-name-complex="Aptos"/>
    </style:style>
    <style:style style:name="T20" style:parent-style-name="Policepardéfaut" style:family="text">
      <style:text-properties style:font-name="Arial" style:font-name-complex="Arial"/>
    </style:style>
    <style:style style:name="T21" style:parent-style-name="Policepardéfaut" style:family="text">
      <style:text-properties style:font-name="Aptos" style:font-name-complex="Aptos"/>
    </style:style>
    <style:style style:name="T22" style:parent-style-name="Policepardéfaut" style:family="text">
      <style:text-properties style:font-name="Arial" style:font-name-complex="Arial"/>
    </style:style>
    <style:style style:name="T23" style:parent-style-name="Policepardéfaut" style:family="text">
      <style:text-properties style:font-name="Aptos" style:font-name-complex="Aptos"/>
    </style:style>
    <style:style style:name="T24" style:parent-style-name="Policepardéfaut" style:family="text">
      <style:text-properties style:font-name="Arial" style:font-name-complex="Arial"/>
    </style:style>
    <style:style style:name="T25" style:parent-style-name="Policepardéfaut" style:family="text">
      <style:text-properties style:font-name="Aptos" style:font-name-complex="Aptos"/>
    </style:style>
    <style:style style:name="T26" style:parent-style-name="Policepardéfaut" style:family="text">
      <style:text-properties style:font-name="Arial" style:font-name-complex="Arial"/>
    </style:style>
    <style:style style:name="T27" style:parent-style-name="Policepardéfaut" style:family="text">
      <style:text-properties style:font-name="Aptos" style:font-name-complex="Aptos"/>
    </style:style>
    <style:style style:name="T28" style:parent-style-name="Policepardéfaut" style:family="text">
      <style:text-properties style:font-name="Aptos" style:font-name-complex="Aptos"/>
    </style:style>
    <style:style style:name="T29" style:parent-style-name="Policepardéfaut" style:family="text">
      <style:text-properties style:font-name="Aptos" style:font-name-complex="Aptos"/>
    </style:style>
    <style:style style:name="T30" style:parent-style-name="Policepardéfaut" style:family="text">
      <style:text-properties style:font-name="Arial" style:font-name-complex="Arial"/>
    </style:style>
    <style:style style:name="T31" style:parent-style-name="Policepardéfaut" style:family="text">
      <style:text-properties style:font-name="Aptos" style:font-name-complex="Aptos"/>
    </style:style>
    <style:style style:name="T32" style:parent-style-name="Policepardéfaut" style:family="text">
      <style:text-properties style:font-name="Aptos" style:font-name-complex="Aptos"/>
    </style:style>
    <style:style style:name="T33" style:parent-style-name="Policepardéfaut" style:family="text">
      <style:text-properties style:font-name="Arial" style:font-name-complex="Arial"/>
    </style:style>
    <style:style style:name="T34" style:parent-style-name="Policepardéfaut" style:family="text">
      <style:text-properties style:font-name="Aptos" style:font-name-complex="Aptos"/>
    </style:style>
    <style:style style:name="T35" style:parent-style-name="Policepardéfaut" style:family="text">
      <style:text-properties style:font-name="Aptos" style:font-name-complex="Aptos"/>
    </style:style>
    <style:style style:name="T36" style:parent-style-name="Policepardéfaut" style:family="text">
      <style:text-properties style:font-name="Aptos" style:font-name-complex="Aptos"/>
    </style:style>
    <style:style style:name="T37" style:parent-style-name="Policepardéfaut" style:family="text">
      <style:text-properties style:font-name="Aptos" style:font-name-complex="Aptos"/>
    </style:style>
    <style:style style:name="T38" style:parent-style-name="Policepardéfaut" style:family="text">
      <style:text-properties style:font-name="Aptos" style:font-name-complex="Aptos"/>
    </style:style>
    <style:style style:name="T39" style:parent-style-name="Policepardéfaut" style:family="text">
      <style:text-properties style:font-name="Aptos" style:font-name-complex="Aptos"/>
    </style:style>
    <style:style style:name="T40" style:parent-style-name="Policepardéfaut" style:family="text">
      <style:text-properties style:font-name="Aptos" style:font-name-complex="Aptos"/>
    </style:style>
  </office:automatic-styles>
  <office:body>
    <office:text text:use-soft-page-breaks="true">
      <text:h text:style-name="P1" text:outline-level="1">OpenClassrooms Projet 7 - Implémentez un modèle de scoring</text:h>
      <text:p text:style-name="Normal"/>
      <text:h text:style-name="Titre2" text:outline-level="2">Objectif du Projet</text:h>
      <text:p text:style-name="Normal"/>
      <text:p text:style-name="Normal">La mission principale est de développer un modèle de scoring qui prédit la probabilité de faillite d'un client d'une société financière qui propose des crédits à la consommation. Le but est de classer automatiquement les demandes de crédit en "accordé" ou "refusé" en utilisant des données variées telles que des données comportementales et celles provenant d'autres institutions financières.</text:p>
      <text:p text:style-name="Normal"/>
      <text:h text:style-name="Titre2" text:outline-level="2">Missions</text:h>
      <text:p text:style-name="Normal"/>
      <text:h text:style-name="Titre3" text:outline-level="3">Mission 1: Modélisation de Scoring</text:h>
      <text:p text:style-name="Normal"/>
      <text:p text:style-name="P2">1. Construction du Modèle de Scoring :<text:s/></text:p>
      <text:p text:style-name="Normal"><text:s text:c="3"/>- Utiliser des sources de données variées pour entraîner le modèle.</text:p>
      <text:p text:style-name="Normal"><text:s text:c="3"/>- Prédire la probabilité de faillite d'un client.</text:p>
      <text:p text:style-name="Normal"/>
      <text:p text:style-name="P3">2. Analyse des Features :</text:p>
      <text:p text:style-name="Normal"><text:s text:c="3"/>- Identifier les features les plus importantes pour le modèle globalement (feature importance globale).</text:p>
      <text:p text:style-name="Normal"><text:s text:c="3"/>- Analyser la contribution des features au niveau individuel (feature importance locale).</text:p>
      <text:p text:style-name="Normal"/>
      <text:p text:style-name="P4">3. Mise en Production :</text:p>
      <text:p text:style-name="Normal"><text:s text:c="3"/>- Développer une API pour le modèle de scoring.</text:p>
      <text:p text:style-name="Normal"><text:s text:c="3"/>- Créer une interface de test pour cette API.</text:p>
      <text:p text:style-name="Normal"><text:s text:c="3"/>- Mettre en œuvre une approche MLOps complète, incluant le suivi des expérimentations et l'analyse en production du data drift.</text:p>
      <text:p text:style-name="Normal"/>
      <text:h text:style-name="Titre3" text:outline-level="3">Mission 2: Suivi de la Performance en Production</text:h>
      <text:p text:style-name="Normal"/>
      <text:soft-page-break/>
      <text:p text:style-name="P5">1. Détection du Data Drift :</text:p>
      <text:p text:style-name="Normal"><text:s text:c="3"/>- Utiliser la librairie Evidently pour détecter le data drift en production.</text:p>
      <text:p text:style-name="Normal"><text:s text:c="3"/>- Comparer le dataset "application_train" (données de modélisation) avec le dataset "application_test" (données de nouveaux clients).</text:p>
      <text:p text:style-name="Normal"><text:s text:c="3"/>- Générer un tableau HTML d'analyse du data drift avec Evidently.</text:p>
      <text:p text:style-name="Normal"/>
      <text:h text:style-name="Titre2" text:outline-level="2">Données</text:h>
      <text:p text:style-name="Normal"/>
      <text:p text:style-name="Normal">Les données utilisées pour ce projet sont disponibles sur<text:s/><text:a xlink:href="https://www.kaggle.com/c/home-credit-default-risk/data" office:target-frame-name="_top" xlink:show="replace"><text:span text:style-name="Lienhypertexte">Kaggle</text:span></text:a>. Elles comprennent des informations détaillées sur les demandes de crédit et permettent de construire et d'évaluer le modèle de scoring.</text:p>
      <text:p text:style-name="Normal"/>
      <text:h text:style-name="Titre2" text:outline-level="2">Structure des Dossiers</text:h>
      <text:p text:style-name="Normal"/>
      <text:p text:style-name="Normal">Le projet est organisé comme suit :</text:p>
      <text:p text:style-name="Normal"/>
      <text:p text:style-name="Normal">root</text:p>
      <text:p text:style-name="Normal">│</text:p>
      <text:p text:style-name="Normal"><text:span text:style-name="T6">├</text:span><text:span text:style-name="T7">──</text:span><text:s/>templates/</text:p>
      <text:p text:style-name="Normal">│ └──<text:s/>index.html</text:p>
      <text:p text:style-name="Normal">│</text:p>
      <text:p text:style-name="Normal"><text:span text:style-name="T8">├</text:span><text:span text:style-name="T9">──</text:span><text:s/>app.py</text:p>
      <text:p text:style-name="Normal"><text:span text:style-name="T10">├</text:span><text:span text:style-name="T11">──</text:span><text:s/>conda.yaml</text:p>
      <text:p text:style-name="Normal"><text:span text:style-name="T12">├</text:span><text:span text:style-name="T13">── data.csv</text:span></text:p>
      <text:p text:style-name="Normal"><text:span text:style-name="T14">├</text:span><text:span text:style-name="T15">── MLmodel</text:span></text:p>
      <text:p text:style-name="Normal"><text:span text:style-name="T16">├</text:span><text:span text:style-name="T17">── model.pkl</text:span></text:p>
      <text:p text:style-name="Normal"><text:span text:style-name="T18">├</text:span><text:span text:style-name="T19">── Procfile</text:span></text:p>
      <text:p text:style-name="Normal"><text:span text:style-name="T20">├</text:span><text:span text:style-name="T21">── pytest.ini</text:span></text:p>
      <text:p text:style-name="Normal"><text:span text:style-name="T22">├</text:span><text:span text:style-name="T23">── python_env.yaml</text:span></text:p>
      <text:p text:style-name="Normal"><text:span text:style-name="T24">├</text:span><text:span text:style-name="T25">── requirements.txt</text:span></text:p>
      <text:p text:style-name="Normal"><text:span text:style-name="T26">├</text:span><text:span text:style-name="T27">── test_app.py</text:span></text:p>
      <text:p text:style-name="Normal"/>
      <text:soft-page-break/>
      <text:p text:style-name="Normal">-<text:s/>templates<text:s/>:<text:s/>Dossier contenant<text:s/>un fichier html pour la page d’accueil de l’API.</text:p>
      <text:p text:style-name="Normal">-<text:s/>app.py<text:s/>:<text:s/>Code de l’API sous pyhon.</text:p>
      <text:p text:style-name="Normal">- conda.yaml et<text:s/><text:span text:style-name="T28">python_env.yaml</text:span> :<text:s/>Environnement python.</text:p>
      <text:p text:style-name="Normal">-<text:s/><text:span text:style-name="T29">data.csv</text:span> :<text:s/>Jeu de données.</text:p>
      <text:p text:style-name="Normal"><text:span text:style-name="T30">-<text:s/></text:span><text:span text:style-name="T31">MLmodel</text:span> <text:s/>et<text:s/><text:span text:style-name="T32">model.pkl</text:span> :<text:s/>Modèle mis en place lors de l’étape de modélisation.</text:p>
      <text:p text:style-name="Normal"><text:span text:style-name="T33">-<text:s/></text:span><text:span text:style-name="T34">Procfile</text:span> :<text:s/>Fichier permettant de faire le lien entre GitHub et Heroku (plateforme de déploiement de l’API sur le Cloud).</text:p>
      <text:p text:style-name="Normal">-<text:s/><text:span text:style-name="T35">test_app.py et pytest.ini</text:span> <text:span text:style-name="T36">:<text:s/></text:span><text:span text:style-name="T37">C</text:span><text:span text:style-name="T38">ode</text:span><text:span text:style-name="T39"><text:s/>permettant de faire le test unitaire de l’API.</text:span></text:p>
      <text:p text:style-name="Normal">-<text:s/><text:span text:style-name="T40">requirements.txt<text:s/></text:span>: Liste des packages requi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ébastien Garcia</meta:initial-creator>
    <dc:creator>Sébastien Garcia</dc:creator>
    <meta:creation-date>2024-07-03T12:40:00Z</meta:creation-date>
    <dc:date>2024-07-03T12:53:00Z</dc:date>
    <meta:template xlink:href="Normal" xlink:type="simple"/>
    <meta:editing-cycles>4</meta:editing-cycles>
    <meta:editing-duration>PT840S</meta:editing-duration>
    <meta:document-statistic meta:page-count="3" meta:paragraph-count="5" meta:word-count="400" meta:character-count="2599" meta:row-count="18" meta:non-whitespace-character-count="2204"/>
  </office:meta>
</office:document-meta>
</file>